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1F04BEBA5A336364FA9.png" manifest:media-type="image/png"/>
  <manifest:file-entry manifest:full-path="Pictures/100002010000026B000001F08C93F4A0C558AC84.png" manifest:media-type="image/png"/>
  <manifest:file-entry manifest:full-path="Pictures/1000020100000264000001F08AD8917A3F3FE4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a9e" officeooo:paragraph-rsid="0016da9e"/>
    </style:style>
    <style:style style:name="P2" style:family="paragraph" style:parent-style-name="Standard">
      <style:text-properties officeooo:rsid="0016da9e" officeooo:paragraph-rsid="0016da9e"/>
    </style:style>
    <style:style style:name="P3" style:family="paragraph" style:parent-style-name="Heading_20_1">
      <style:text-properties officeooo:rsid="0016da9e" officeooo:paragraph-rsid="0016da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earning Rate Decay</text:h>
      <text:p text:style-name="P1"/>
      <text:p text:style-name="P1">Experimented with different values of decay_rate:</text:p>
      <text:p text:style-name="P1"><draw:frame draw:style-name="fr1" draw:name="Image1" text:anchor-type="paragraph" svg:x="0.0366in" svg:y="0in" svg:width="4.9138in" svg:height="3.9374in" draw:z-index="0"><draw:image xlink:href="Pictures/100002010000026B000001F08C93F4A0C558AC8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457in" svg:y="0.1035in" svg:width="4.9047in" svg:height="3.9752in" draw:z-index="1"><draw:image xlink:href="Pictures/1000020100000264000001F08AD8917A3F3FE44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173in" svg:y="0.0626in" svg:width="4.9953in" svg:height="4.048in" draw:z-index="2"><draw:image xlink:href="Pictures/1000020100000264000001F04BEBA5A336364FA9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3:31:24.475582659</meta:creation-date>
    <dc:date>2019-04-11T02:45:22.122903356</dc:date>
    <meta:editing-duration>PT9M40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2" meta:paragraph-count="2" meta:word-count="9" meta:character-count="68" meta:non-whitespace-character-count="61"/>
  </office:meta>
</office:document-meta>
</file>